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76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4" table:number-columns-repeated="1016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Davis Pirat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quarter</text:p>
          </table:table-cell>
          <table:table-cell table:style-name="ce4" office:value-type="string" calcext:value-type="string">
            <text:p>minutesRemaining</text:p>
          </table:table-cell>
          <table:table-cell table:style-name="ce4" office:value-type="string" calcext:value-type="string">
            <text:p>secondsRemaining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pponentScore</text:p>
          </table:table-cell>
          <table:table-cell table:style-name="ce2" office:value-type="string" calcext:value-type="string">
            <text:p>opponentName</text:p>
          </table:table-cell>
          <table:table-cell table:style-name="ce2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Whitfield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ander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ander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Whitfield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Herrera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Herrera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Whitfield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Guy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Herrera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Whitfield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Guy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Whitfield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2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rgill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Sanders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Herrera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Herrera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Herrera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Sander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Stubblefield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Sander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Sander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 table:number-rows-repeated="10484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6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6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creation-date>2009-04-16T11:32:48Z</meta:creation-date>
    <dc:date>2017-11-25T08:18:28.641000000</dc:date>
    <meta:editing-cycles>12</meta:editing-cycles>
    <meta:editing-duration>PT32M26S</meta:editing-duration>
    <meta:document-statistic meta:table-count="3" meta:cell-count="408" meta:object-count="0"/>
    <meta:user-defined meta:name="Info 1"/>
    <meta:user-defined meta:name="Info 2"/>
    <meta:user-defined meta:name="Info 3"/>
    <meta:user-defined meta:name="Info 4"/>
  </office:meta>
</office:document-meta>
</file>